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c385" officeooo:paragraph-rsid="0003c385"/>
    </style:style>
    <style:style style:name="P2" style:family="paragraph" style:parent-style-name="Standard">
      <style:text-properties officeooo:rsid="0003c385" officeooo:paragraph-rsid="00049dc6"/>
    </style:style>
    <style:style style:name="P3" style:family="paragraph" style:parent-style-name="Standard">
      <style:text-properties fo:font-weight="bold" officeooo:rsid="0003c385" officeooo:paragraph-rsid="0003c385" style:font-weight-asian="bold" style:font-weight-complex="bold"/>
    </style:style>
    <style:style style:name="P4" style:family="paragraph" style:parent-style-name="Standard">
      <style:text-properties fo:font-weight="bold" officeooo:rsid="00049dc6" officeooo:paragraph-rsid="00049dc6" style:font-weight-asian="bold" style:font-weight-complex="bold"/>
    </style:style>
    <style:style style:name="P5" style:family="paragraph" style:parent-style-name="Standard">
      <style:text-properties officeooo:rsid="00049dc6" officeooo:paragraph-rsid="00049dc6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rt 12:59 @ 10/08/2021</text:p>
      <text:p text:style-name="P1"/>
      <text:p text:style-name="P1">After the presentation, some things were asked from the instructor:</text:p>
      <text:p text:style-name="P1"/>
      <text:p text:style-name="P3">Power issues</text:p>
      <text:p text:style-name="P1"><text:tab/>(May be more of a need to get it running basis to know)</text:p>
      <text:p text:style-name="P3">Hardware going haywire</text:p>
      <text:p text:style-name="P1"><text:tab/>(This may be a software thing where conditions can be added)</text:p>
      <text:p text:style-name="P3">Sensor(s) performance</text:p>
      <text:p text:style-name="P1"><text:tab/>(Mentioned the ToF accuracy chart, but was only able to give him an anecdote on the <text:tab/>magnetometer’s detection range)</text:p>
      <text:p text:style-name="P3">Vehicle Outliers</text:p>
      <text:p text:style-name="P1"><text:tab/>(We’ve had thoughts on it, but not prepared to answer that yet)</text:p>
      <text:p text:style-name="P3">Sensor Spamming</text:p>
      <text:p text:style-name="P1"><text:tab/>(This may be a conditional thing we can write in the software)<text:line-break/></text:p>
      <text:p text:style-name="P2"><text:span text:style-name="T6">Someone to get in touch for Service Learning: </text:span><text:span text:style-name="T2">WSU PD</text:span><text:span text:style-name="T1"><text:line-break/></text:span></text:p>
      <text:p text:style-name="P2"><text:span text:style-name="T5">Reasoning</text:span></text:p>
      <text:p text:style-name="P1"><text:span text:style-name="T1"><text:tab/></text:span><text:span text:style-name="T4">(This could be for handicap spots and be used as a traffic counter. <text:s/>While I still can’t <text:tab/>comprehend the traffic counter, I’m sure if I heard it again it would sit better in my mind.)<text:line-break/></text:span></text:p>
      <text:p text:style-name="P4"><text:span text:style-name="T3">Reasoning for the group</text:span></text:p>
      <text:p text:style-name="P5"><text:span text:style-name="T4"><text:tab/>This could help drop the difficulty a bit and really concentrate on the basics of the hardware <text:tab/>package and the software not needing to create more conditions for more outlier situations.<text:line-break/><text:line-break/><text:tab/>The traffic counter could be a good start use in terms of testing the send/receive frequency <text:tab/>and this would test the power consumption of the package rather than the power needed for <text:tab/>sending/receiving the payload instead.</text:span></text:p>
      <text:p text:style-name="P5"><text:span text:style-name="T4"/></text:p>
      <text:p text:style-name="P5"><text:span text:style-name="T4">END 13:17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1-10-08T13:17:18.722000000</dc:date>
    <meta:editing-duration>PT8M23S</meta:editing-duration>
    <meta:editing-cycles>3</meta:editing-cycles>
    <meta:document-statistic meta:table-count="0" meta:image-count="0" meta:object-count="0" meta:page-count="1" meta:paragraph-count="18" meta:word-count="211" meta:character-count="1232" meta:non-whitespace-character-count="1021"/>
  </office:meta>
</office:document-meta>
</file>